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a63" officeooo:paragraph-rsid="00015a63"/>
    </style:style>
    <style:style style:name="P2" style:family="paragraph" style:parent-style-name="Standard" style:list-style-name="L3">
      <style:text-properties officeooo:rsid="00015a63" officeooo:paragraph-rsid="00015a63"/>
    </style:style>
    <style:style style:name="P3" style:family="paragraph" style:parent-style-name="Standard">
      <style:text-properties officeooo:paragraph-rsid="00015a63"/>
    </style:style>
    <style:style style:name="P4" style:family="paragraph" style:parent-style-name="Standard" style:list-style-name="L3">
      <style:text-properties officeooo:paragraph-rsid="00015a63"/>
    </style:style>
    <style:style style:name="P5" style:family="paragraph" style:parent-style-name="Standard" style:list-style-name="L3">
      <style:text-properties officeooo:rsid="000279bb" officeooo:paragraph-rsid="000279bb"/>
    </style:style>
    <style:style style:name="P6" style:family="paragraph" style:parent-style-name="Standard">
      <style:paragraph-properties fo:text-align="center" style:justify-single-word="false"/>
      <style:text-properties officeooo:rsid="000279bb" officeooo:paragraph-rsid="000279bb"/>
    </style:style>
    <style:style style:name="T1" style:family="text">
      <style:text-properties officeooo:rsid="00015a63"/>
    </style:style>
    <style:style style:name="T2" style:family="text">
      <style:text-properties officeooo:rsid="000279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JESTEŚMY <text:span text:style-name="T2">PRĘŻNIE ROZWIJAJĄCĄ SIĘ</text:span> FIRMĄ ZAJMUJĄCĄ SIĘ PIASKOWANIEM ELEMENTÓW STALOWYCH I <text:s/>ALUMINIOWYCH ORAZ KOMPLEKSOWĄ RENOWACJĄ FELG. <text:s/><text:span text:style-name="T2">NASZYMI NAJWIĘKSZYMI PLUSAMI JEST JAKOŚĆ WYKONYWANYCH USŁUG ORAZ INDYWIDUALNE PODEJŚCIE DO KLIENTA PRZY JEDNOCZEŚNIE SZYBKIM CZASIE REALIZACJI .</text:span></text:p>
      <text:p text:style-name="P1"/>
      <text:p text:style-name="P1">W NASZEJ OFERCIE MAMY :</text:p>
      <text:list xml:id="list5826622712905490549" text:style-name="L3">
        <text:list-item>
          <text:p text:style-name="P2">PIASKOWANIE</text:p>
        </text:list-item>
        <text:list-item>
          <text:p text:style-name="P2">MALOWANIE PROSZKOWE</text:p>
        </text:list-item>
        <text:list-item>
          <text:p text:style-name="P2">SPAWANIE ALUMINIUM</text:p>
        </text:list-item>
        <text:list-item>
          <text:p text:style-name="P5">PROSTOWANIE FELG</text:p>
        </text:list-item>
        <text:list-item>
          <text:p text:style-name="P2">USŁUGI WULKANIZACYJNE</text:p>
        </text:list-item>
        <text:list-item>
          <text:p text:style-name="P2">AKCESORIA DO FELG</text:p>
        </text:list-item>
        <text:list-item>
          <text:p text:style-name="P2">OPONY NOWE I UŻYWANE</text:p>
        </text:list-item>
        <text:list-item>
          <text:p text:style-name="P4"><text:span text:style-name="T1">FELGI NOWE I UŻYWANE</text:span></text:p>
        </text:list-item>
      </text:list>
      <text:p text:style-name="P3"/>
      <text:p text:style-name="P3"/>
      <text:p text:style-name="P6">ZAPRASZAMY 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6:38:26.481000000</meta:creation-date>
    <dc:date>2018-02-12T17:23:22.555000000</dc:date>
    <meta:editing-duration>PT24M25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1" meta:word-count="69" meta:character-count="467" meta:non-whitespace-character-count="413"/>
  </office:meta>
</office:document-meta>
</file>